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66c" officeooo:paragraph-rsid="0006a66c"/>
    </style:style>
    <style:style style:name="T1" style:family="text">
      <style:text-properties officeooo:rsid="00074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віт . Це мій тестовий файл . <text:span text:style-name="T1">Роблю змін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22:11:00.620264803</meta:creation-date>
    <dc:date>2016-11-04T22:39:18.751617251</dc:date>
    <meta:editing-duration>PT2M24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" meta:word-count="9" meta:character-count="44" meta:non-whitespace-character-count="36"/>
  </office:meta>
</office:document-meta>
</file>